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7.7pt"/>
    </style:style>
    <style:style style:name="co3" style:family="table-column">
      <style:table-column-properties fo:break-before="auto" style:column-width="94.45pt"/>
    </style:style>
    <style:style style:name="co4" style:family="table-column">
      <style:table-column-properties fo:break-before="auto" style:column-width="106.44pt"/>
    </style:style>
    <style:style style:name="co5" style:family="table-column">
      <style:table-column-properties fo:break-before="auto" style:column-width="88.7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</office:automatic-styles>
  <office:body>
    <office:spreadsheet>
      <table:table table:name="l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aset_id</text:p>
          </table:table-cell>
          <table:table-cell office:value-type="string" calcext:value-type="string">
            <text:p>kodeSatker</text:p>
          </table:table-cell>
          <table:table-cell office:value-type="string" calcext:value-type="string">
            <text:p>NamaSatker</text:p>
          </table:table-cell>
          <table:table-cell office:value-type="string" calcext:value-type="string">
            <text:p>kodeKelompok</text:p>
          </table:table-cell>
          <table:table-cell office:value-type="string" calcext:value-type="string">
            <text:p>tahun</text:p>
          </table:table-cell>
          <table:table-cell office:value-type="string" calcext:value-type="string">
            <text:p>noregister</text:p>
          </table:table-cell>
          <table:table-cell office:value-type="string" calcext:value-type="string">
            <text:p>NilaiPerolehanAwal</text:p>
          </table:table-cell>
          <table:table-cell office:value-type="string" calcext:value-type="string">
            <text:p>AkumulasiPenyusutan</text:p>
          </table:table-cell>
          <table:table-cell office:value-type="string" calcext:value-type="string">
            <text:p>NilaiBukuSebelu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42396" calcext:value-type="float">
            <text:p>1842396</text:p>
          </table:table-cell>
          <table:table-cell office:value-type="string" calcext:value-type="string">
            <text:p>05.01.01.01</text:p>
          </table:table-cell>
          <table:table-cell office:value-type="string" calcext:value-type="string">
            <text:p>DINAS PEKERJAAN UMUM</text:p>
          </table:table-cell>
          <table:table-cell office:value-type="string" calcext:value-type="string">
            <text:p>04.14.04.04.02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3</text:p>
          </table:table-cell>
          <table:table-cell office:value-type="float" office:value="1080391000" calcext:value-type="float">
            <text:p>1080391000</text:p>
          </table:table-cell>
          <table:table-cell office:value-type="float" office:value="131018440" calcext:value-type="float">
            <text:p>131018440</text:p>
          </table:table-cell>
          <table:table-cell office:value-type="float" office:value="1054858400" calcext:value-type="float">
            <text:p>10548584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68813" calcext:value-type="float">
            <text:p>2668813</text:p>
          </table:table-cell>
          <table:table-cell office:value-type="string" calcext:value-type="string">
            <text:p>16.01.01.01</text:p>
          </table:table-cell>
          <table:table-cell office:value-type="string" calcext:value-type="string">
            <text:p>BADAN LINGKUNGAN HIDUP</text:p>
          </table:table-cell>
          <table:table-cell office:value-type="string" calcext:value-type="string">
            <text:p>04.13.01.05.05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1</text:p>
          </table:table-cell>
          <table:table-cell office:value-type="float" office:value="295344000" calcext:value-type="float">
            <text:p>295344000</text:p>
          </table:table-cell>
          <table:table-cell office:value-type="float" office:value="43025940" calcext:value-type="float">
            <text:p>43025940</text:p>
          </table:table-cell>
          <table:table-cell office:value-type="float" office:value="280353400" calcext:value-type="float">
            <text:p>2803534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25pt" fo:page-height="841.86pt" style:num-format="1" style:print-orientation="portrait" fo:margin-top="72pt" fo:margin-bottom="72pt" fo:margin-left="90pt" fo:margin-right="90pt" style:writing-mode="lr-tb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tandard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5.1$Linux_X86_64 LibreOffice_project/20m0$Build-1</meta:generator>
    <meta:initial-creator>phpMyAdmin 4.4.15</meta:initial-creator>
    <meta:creation-date>2017-04-16T17:03:57</meta:creation-date>
    <dc:date>2017-04-17T00:06:52.348223707</dc:date>
    <meta:editing-duration>PT50S</meta:editing-duration>
    <meta:editing-cycles>1</meta:editing-cycles>
    <meta:document-statistic meta:table-count="1" meta:cell-count="30" meta:object-count="0"/>
  </office:meta>
</office:document-meta>
</file>